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942cm" fo:min-width="16.3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819cm" fo:min-width="13.25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7cm" svg:height="16.192cm" svg:x="2.588cm" svg:y="2.587cm">
          <text:p text:style-name="P1"><text:span text:style-name="T1">MAIN()</text:span></text:p>
          <text:p text:style-name="P1"><text:span text:style-name="T1"/></text:p>
          <text:p text:style-name="P1"><text:span text:style-name="T2">GetTIME()</text:span></text:p>
          <text:p text:style-name="P1"><text:span text:style-name="T2">GetDATE()</text:span></text:p>
          <text:p text:style-name="P1"><text:span text:style-name="T2">StartTimer()</text:span></text:p>
          <text:p text:style-name="P1"><text:span text:style-name="T2">EndTimer()</text:span></text:p>
          <text:p text:style-name="P1"><text:span text:style-name="T2">DisplayElapsedTime</text:span><text:span text:style-name="T2">()</text:span></text:p>
          <text:p text:style-name="P1"><text:span text:style-name="T2"/></text:p>
          <text:p text:style-name="P1"><text:span text:style-name="T2">RecordTime()</text:span></text:p>
          <text:p text:style-name="P1"><text:span text:style-name="T2">Records time onto </text:span><text:span text:style-name="T2">text file.</text:span></text:p>
          <text:p text:style-name="P1"><text:span text:style-name="T2">With current date, </text:span><text:span text:style-name="T2">start and end time, </text:span><text:span text:style-name="T2">and time elapse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/>
          <text:p text:style-name="P2"><text:span text:style-name="T2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draw:layer="layout" svg:width="15.24cm" svg:height="15.557cm" svg:x="2.905cm" svg:y="2.587cm">
          <text:p text:style-name="P2"><text:span text:style-name="T1"/></text:p>
          <text:p text:style-name="P1"><text:span text:style-name="T1">PROGRAM OUT:</text:span></text:p>
          <text:p text:style-name="P2"><text:span text:style-name="T1">START</text:span></text:p>
          <text:p text:style-name="P1"><text:span text:style-name="T1"/></text:p>
          <text:p text:style-name="P2"><text:span text:style-name="T2">Start Time: 0800</text:span></text:p>
          <text:p text:style-name="P2"><text:span text:style-name="T2">Current Date: 12/20/2000</text:span></text:p>
          <text:p text:style-name="P2"><text:span text:style-name="T2"/></text:p>
          <text:p text:style-name="P2"><text:span text:style-name="T2">Currently Recording…</text:span></text:p>
          <text:p text:style-name="P2"><text:span text:style-name="T2"/></text:p>
          <text:p text:style-name="P2"><text:span text:style-name="T2">Enter “end” to stop timer.</text:span></text:p>
          <text:p text:style-name="P2"><text:span text:style-name="T2"/></text:p>
          <text:p text:style-name="P2"><text:span text:style-name="T2">→ </text:span><text:span text:style-name="T2">end</text:span></text:p>
          <text:p text:style-name="P2"><text:span text:style-name="T2"/></text:p>
          <text:p text:style-name="P2"><text:span text:style-name="T2">End Time: 0915</text:span></text:p>
          <text:p text:style-name="P2"><text:span text:style-name="T2"/></text:p>
          <text:p text:style-name="P2"><text:span text:style-name="T2">Elapsed Time: 1 Hour and 15 minutes</text:span></text:p>
          <text:p text:style-name="P2"><text:span text:style-name="T2"/></text:p>
          <text:p text:style-name="P2"><text:span text:style-name="T2">File upload was succesful!</text:span></text:p>
          <text:p text:style-name="P2"><text:span text:style-name="T1"/></text:p>
          <text:p text:style-name="P2"><text:span text:style-name="T1">END</text:span></text:p>
          <text:p text:style-name="P2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22:20:00.887777245</meta:creation-date>
    <dc:date>2022-01-09T03:07:15.224194028</dc:date>
    <meta:editing-duration>PT4H47M5S</meta:editing-duration>
    <meta:editing-cycles>18</meta:editing-cycles>
    <meta:generator>LibreOffice/7.2.4.1$Linux_X86_64 LibreOffice_project/20$Build-1</meta:generator>
    <meta:document-statistic meta:object-count="2"/>
  </office:meta>
</office:document-meta>
</file>